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BundleMessageSourceTests.reloadableResourceBundleMessageSourceStanda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BundleMessageSourceTests.resourceBundleMessageSourceStanda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BundleMessageSourceTests.messageAccessWithDefaultMessageSourceAndFallbackTurnedOffAndFallbackToGerm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MessageSourceTests.reloadableResourceBundleMessageSourceWithNonConcurrent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BundleMessageSourceTests.reloadableResourceBundleMessageSourceWithDefaul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BundleMessageSourceTests.doTestMessageAccess( boolean reloadable , boolean fallbackToSystemLocale , boolean expectGermanFallback , boolean useCodeAsDefaultMessage , boolean alwaysUseMessageForma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">
            <text:p text:style-name="Table_20_Contents">2</text:p>
          </table:table-cell>
          <table:table-cell office:value-type="float" office:value="92">
            <text:p text:style-name="Table_20_Contents">92</text:p>
          </table:table-cell>
        </table:table-row>
        <table:table-row>
          <table:table-cell office:value-type="string">
            <text:p text:style-name="Table_20_Contents">ResourceBundleMessageSourceTests.reloadableResourceBundleMessageSourceWithWhitespaceInBas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BundleMessageSource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MessageSourceTests.resourceBundleMessageSourceWithWhitespaceInBas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BundleMessageSourceTests.messageAccessWithReloadableMessageSourceAndMessag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MessageSourceTests.reloadableResourceBundleMessageSourceWithInappropriateEnglish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BundleMessageSourceTests.staticApplicationContextMessageSourceWithStatic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BundleMessageSourceTests.messageSourceResource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BundleMessageSourceTests.messageAccessWithDefaultMessageSourceAndMessag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MessageSourceTests.reloadableResourceBundleMessageSourceWithCache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BundleMessageSourceTests.resourceBundleMessageSourceWithDefaul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BundleMessageSourceTests.messageAccessWithReloadableMessageSourceAndFallbackTurnedOffAndFallbackToGerm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MessageSourceTests.messageAccessWithDefaultMessageSourceAndFallbackToGerm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MessageSourceTests.reloadableResourceBundleMessageSourceFileNameCalcu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sourceBundleMessageSourceTests.messageAccessWithReloadableMessag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MessageSourceTests.defaultApplicationContextMessag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BundleMessageSourceTests.messageAccessWithReloadableMessageSourceAndFallbackTurned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MessageSourceTests.staticApplicationContextMessageSourceWithDefaul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BundleMessageSourceTests.reloadableResourceBundleMessageSourceWithInappropriateGerman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BundleMessageSourceTests.messageAccessWithDefaultMessageSourceAndFallbackTurned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MessageSourceTests.messageAccessWithReloadableMessageSourceAndFallbackToGerm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MessageSourceTests.reloadableResourceBundleMessageSourceWithInappropriateDefaul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BundleMessageSourceTests.resourceBundleMessageSourceWithInappropriateDefaul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BundleMessageSourceTests.reloadableResourceBundleMessageSourceWithCommon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BundleMessageSourceTests.defaultApplicationContextMessageSourceWith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BundleMessageSourceTests.messageAccessWithDefaultMessag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